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42c" officeooo:paragraph-rsid="0010242c"/>
    </style:style>
    <style:style style:name="P2" style:family="paragraph" style:parent-style-name="Standard" style:list-style-name="L1">
      <style:text-properties officeooo:rsid="0010242c" officeooo:paragraph-rsid="0010242c"/>
    </style:style>
    <style:style style:name="P3" style:family="paragraph" style:parent-style-name="Standard" style:list-style-name="L2">
      <style:text-properties officeooo:rsid="0010242c" officeooo:paragraph-rsid="0010242c"/>
    </style:style>
    <style:style style:name="P4" style:family="paragraph" style:parent-style-name="Standard" style:list-style-name="L3">
      <style:text-properties officeooo:rsid="0010242c" officeooo:paragraph-rsid="0010242c"/>
    </style:style>
    <style:style style:name="P5" style:family="paragraph" style:parent-style-name="Standard">
      <style:text-properties officeooo:paragraph-rsid="0010242c"/>
    </style:style>
    <style:style style:name="P6" style:family="paragraph" style:parent-style-name="Standard">
      <style:text-properties officeooo:rsid="00110d8c" officeooo:paragraph-rsid="00110d8c"/>
    </style:style>
    <style:style style:name="P7" style:family="paragraph" style:parent-style-name="Standard" style:list-style-name="L4">
      <style:text-properties officeooo:rsid="00110d8c" officeooo:paragraph-rsid="00110d8c"/>
    </style:style>
    <style:style style:name="P8" style:family="paragraph" style:parent-style-name="Standard">
      <style:text-properties officeooo:paragraph-rsid="00110d8c"/>
    </style:style>
    <style:style style:name="P9" style:family="paragraph" style:parent-style-name="Standard" style:list-style-name="L4">
      <style:text-properties officeooo:paragraph-rsid="00110d8c"/>
    </style:style>
    <style:style style:name="P10" style:family="paragraph" style:parent-style-name="Standard">
      <style:text-properties officeooo:rsid="00124d77" officeooo:paragraph-rsid="00124d77"/>
    </style:style>
    <style:style style:name="P11" style:family="paragraph" style:parent-style-name="Standard" style:list-style-name="L5">
      <style:text-properties officeooo:rsid="00124d77" officeooo:paragraph-rsid="00124d77"/>
    </style:style>
    <style:style style:name="P12" style:family="paragraph" style:parent-style-name="Standard" style:list-style-name="L6">
      <style:text-properties officeooo:rsid="00124d77" officeooo:paragraph-rsid="00124d77"/>
    </style:style>
    <style:style style:name="P13" style:family="paragraph" style:parent-style-name="Standard">
      <style:text-properties officeooo:paragraph-rsid="00124d77"/>
    </style:style>
    <style:style style:name="T1" style:family="text">
      <style:text-properties officeooo:rsid="0010242c"/>
    </style:style>
    <style:style style:name="T2" style:family="text">
      <style:text-properties officeooo:rsid="00110d8c"/>
    </style:style>
    <style:style style:name="T3" style:family="text">
      <style:text-properties officeooo:rsid="00124d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D Backend:</text:p>
      <text:p text:style-name="P1">Purpose:</text:p>
      <text:list xml:id="list2220879044" text:style-name="L2">
        <text:list-item>
          <text:p text:style-name="P3">create user</text:p>
        </text:list-item>
        <text:list-item>
          <text:p text:style-name="P3">log into user</text:p>
        </text:list-item>
        <text:list-item>
          <text:p text:style-name="P3">save user data</text:p>
        </text:list-item>
        <text:list-item>
          <text:p text:style-name="P3">retrieve user data</text:p>
        </text:list-item>
      </text:list>
      <text:p text:style-name="P1"/>
      <text:p text:style-name="P1">Components:</text:p>
      <text:list xml:id="list1000534470" text:style-name="L1">
        <text:list-item>
          <text:p text:style-name="P2">express</text:p>
        </text:list-item>
        <text:list-item>
          <text:p text:style-name="P2">mongoDB/mongoose</text:p>
        </text:list-item>
        <text:list-item>
          <text:p text:style-name="P2">middleware/proxy</text:p>
        </text:list-item>
      </text:list>
      <text:p text:style-name="P1"/>
      <text:p text:style-name="P5"><text:span text:style-name="T1">Express for user authentication: </text:span><text:a xlink:type="simple" xlink:href="https://github.com/expressjs/express/tree/master/examples/auth" text:style-name="Internet_20_link" text:visited-style-name="Visited_20_Internet_20_Link">https://github.com/expressjs/express/tree/master/examples/auth</text:a></text:p>
      <text:list xml:id="list2832202598" text:style-name="L3">
        <text:list-item>
          <text:p text:style-name="P4">using a dummy database</text:p>
        </text:list-item>
      </text:list>
      <text:p text:style-name="P1"/>
      <text:p text:style-name="P8"><text:span text:style-name="T2">Express and React for authentication: </text:span><text:a xlink:type="simple" xlink:href="https://bezkoder.com/react-express-authentication-jwt/" text:style-name="Internet_20_link" text:visited-style-name="Visited_20_Internet_20_Link">https://bezkoder.com/react-express-authentication-jwt/</text:a>, <text:a xlink:type="simple" xlink:href="https://bezkoder.com/node-js-mongodb-auth-jwt/" text:style-name="Internet_20_link" text:visited-style-name="Visited_20_Internet_20_Link">https://bezkoder.com/node-js-mongodb-auth-jwt/</text:a> <text:span text:style-name="T3">(MongoDB version)</text:span></text:p>
      <text:list xml:id="list2908566209" text:style-name="L4">
        <text:list-item>
          <text:p text:style-name="P7">uses JSON web tokens</text:p>
        </text:list-item>
        <text:list-item>
          <text:p text:style-name="P7">User registration<text:tab/></text:p>
          <text:list>
            <text:list-item>
              <text:p text:style-name="P7">POST request with username, password, etc. from client</text:p>
            </text:list-item>
            <text:list-item>
              <text:p text:style-name="P7">Server checks for duplicates then saves to the databse</text:p>
            </text:list-item>
            <text:list-item>
              <text:p text:style-name="P7">Server returns message indication status</text:p>
            </text:list-item>
          </text:list>
        </text:list-item>
        <text:list-item>
          <text:p text:style-name="P7">User login</text:p>
          <text:list>
            <text:list-item>
              <text:p text:style-name="P7">POST request with username and password</text:p>
            </text:list-item>
            <text:list-item>
              <text:p text:style-name="P7">Server authenticates and create a JWT</text:p>
            </text:list-item>
            <text:list-item>
              <text:p text:style-name="P7">Server returns token, user info, etc.</text:p>
            </text:list-item>
          </text:list>
        </text:list-item>
        <text:list-item>
          <text:p text:style-name="P7">Access Resource</text:p>
          <text:list>
            <text:list-item>
              <text:p text:style-name="P7">Client requests data with JWT on x-access-token header</text:p>
            </text:list-item>
            <text:list-item>
              <text:p text:style-name="P7">Server checks JWT signature</text:p>
            </text:list-item>
            <text:list-item>
              <text:p text:style-name="P7">Server gets user info and authenticates</text:p>
            </text:list-item>
            <text:list-item>
              <text:p text:style-name="P9"><text:span text:style-name="T2">Server authorizes users Authorities</text:span></text:p>
            </text:list-item>
            <text:list-item>
              <text:p text:style-name="P7">Server return content</text:p>
            </text:list-item>
          </text:list>
        </text:list-item>
      </text:list>
      <text:p text:style-name="P6"/>
      <text:p text:style-name="P13"><text:span text:style-name="T3">React + Redux + JWT: </text:span><text:a xlink:type="simple" xlink:href="https://jasonwatmore.com/post/2017/12/07/react-redux-jwt-authentication-tutorial-example" text:style-name="Internet_20_link" text:visited-style-name="Visited_20_Internet_20_Link">https://jasonwatmore.com/post/2017/12/07/react-redux-jwt-authentication-tutorial-example</text:a></text:p>
      <text:list xml:id="list1615743259" text:style-name="L5">
        <text:list-item>
          <text:p text:style-name="P11">use this for later when connecting the project</text:p>
        </text:list-item>
      </text:list>
      <text:p text:style-name="P10"/>
      <text:p text:style-name="P10">Plan:</text:p>
      <text:list xml:id="list2383160488" text:style-name="L6">
        <text:list-item>
          <text:p text:style-name="P12">Implement express auth</text:p>
        </text:list-item>
        <text:list-item>
          <text:p text:style-name="P12">Create sign in form in React</text:p>
        </text:list-item>
        <text:list-item>
          <text:p text:style-name="P12">Connect front and backend</text:p>
        </text:list-item>
        <text:list-item>
          <text:p text:style-name="P12">Store JWT</text:p>
        </text:list-item>
        <text:list-item>
          <text:p text:style-name="P12">Express router for user dat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9:07:45.530700183</meta:creation-date>
    <dc:date>2020-08-26T09:34:05.439909774</dc:date>
    <meta:editing-duration>PT5M59S</meta:editing-duration>
    <meta:editing-cycles>1</meta:editing-cycles>
    <meta:document-statistic meta:table-count="0" meta:image-count="0" meta:object-count="0" meta:page-count="1" meta:paragraph-count="36" meta:word-count="175" meta:character-count="1202" meta:non-whitespace-character-count="1091"/>
    <meta:generator>LibreOffice/6.4.4.2$Linux_X86_64 LibreOffice_project/40$Build-2</meta:generator>
  </office:meta>
</office:document-meta>
</file>